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officeooo:rsid="001221fd" officeooo:paragraph-rsid="001221fd"/>
    </style:style>
    <style:style style:name="P2" style:family="paragraph" style:parent-style-name="Standard">
      <style:text-properties style:font-name="FreeMono" fo:font-size="8pt" officeooo:rsid="0013c72c" officeooo:paragraph-rsid="0013c72c" style:font-size-asian="8pt" style:font-size-complex="8pt"/>
    </style:style>
    <style:style style:name="P3" style:family="paragraph" style:parent-style-name="Standard">
      <style:text-properties style:font-name="FreeMono" fo:font-size="8pt" officeooo:rsid="00157aa3" officeooo:paragraph-rsid="00157aa3" style:font-size-asian="8pt" style:font-size-complex="8pt"/>
    </style:style>
    <style:style style:name="P4" style:family="paragraph" style:parent-style-name="Standard">
      <style:text-properties style:font-name="FreeMono" fo:font-size="8pt" officeooo:rsid="001637bf" officeooo:paragraph-rsid="001637bf" style:font-size-asian="8pt" style:font-size-complex="8pt"/>
    </style:style>
    <style:style style:name="P5" style:family="paragraph" style:parent-style-name="Standard">
      <style:text-properties style:font-name="Nimbus Roman No9 L" fo:font-size="12pt" officeooo:rsid="001637bf" officeooo:paragraph-rsid="001637bf" style:font-size-asian="10.5pt" style:font-size-complex="12pt"/>
    </style:style>
    <style:style style:name="P6" style:family="paragraph" style:parent-style-name="Standard">
      <style:paragraph-properties fo:break-before="page"/>
      <style:text-properties style:font-name="Nimbus Roman No9 L" fo:font-size="12pt" officeooo:rsid="001221fd" officeooo:paragraph-rsid="00157aa3" style:font-size-asian="12pt" style:font-size-complex="12pt"/>
    </style:style>
    <style:style style:name="P7" style:family="paragraph" style:parent-style-name="Standard">
      <style:paragraph-properties fo:break-before="page"/>
      <style:text-properties style:font-name="Nimbus Roman No9 L" fo:font-size="12pt" officeooo:rsid="001637bf" officeooo:paragraph-rsid="001637bf" style:font-size-asian="10.5pt" style:font-size-complex="12pt"/>
    </style:style>
    <style:style style:name="T1" style:family="text">
      <style:text-properties officeooo:rsid="00157a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1: getTweets.rb script</text:p>
      <text:p text:style-name="P1"/>
      <text:p text:style-name="P2">require 'twitter'</text:p>
      <text:p text:style-name="P2">require 'json'</text:p>
      <text:p text:style-name="P2">require_relative 'credentials'</text:p>
      <text:p text:style-name="P2"/>
      <text:p text:style-name="P2">testArray = []</text:p>
      <text:p text:style-name="P2"/>
      <text:p text:style-name="P2">commonWords = [ "the", "be","to", "of", "and", "a", "in", "that", "have",</text:p>
      <text:p text:style-name="P2"><text:s text:c="16"/>"I", "it", "for", "not", "on", "with", "he", "as", "you",</text:p>
      <text:p text:style-name="P2"><text:s text:c="16"/>"do", "at", "this", "but", "his", "by", "from", "they",</text:p>
      <text:p text:style-name="P2"><text:s text:c="16"/>"we", "say", "her", "she", "or", "an", "will", "my",</text:p>
      <text:p text:style-name="P2"><text:s text:c="16"/>"one", "all", "would", "there", "their", "what", "so",</text:p>
      <text:p text:style-name="P2"><text:s text:c="16"/>"up", "out", "if", "about", "who", "get", "which", "go",</text:p>
      <text:p text:style-name="P2"><text:s text:c="16"/>"me", "when", "make", "can", "like", "time", "no", "just",</text:p>
      <text:p text:style-name="P2"><text:s text:c="16"/>"him", "know", "take", "people", "into", "year", "your",</text:p>
      <text:p text:style-name="P2"><text:s text:c="16"/>"good", "some", "could", "them", "see", "other", "than",</text:p>
      <text:p text:style-name="P2"><text:s text:c="16"/>"then", "now", "look", "only", "come", "its", "over",</text:p>
      <text:p text:style-name="P2"><text:s text:c="16"/>"think", "also", "back", "after", "use", "two", "how",</text:p>
      <text:p text:style-name="P2"><text:s text:c="16"/>"our", "work", "first", "well", "way", "even", "new",</text:p>
      <text:p text:style-name="P2"><text:s text:c="16"/>"want", "because", "any", "these", "give", "day", "most",</text:p>
      <text:p text:style-name="P2"><text:s text:c="16"/>"us"</text:p>
      <text:p text:style-name="P2"><text:s text:c="14"/>];</text:p>
      <text:p text:style-name="P2"/>
      <text:p text:style-name="P2">client = Twitter::REST::Client.new(@config)</text:p>
      <text:p text:style-name="P2">loop do</text:p>
      <text:p text:style-name="P2"><text:s text:c="2"/>searchTerm = commonWords.sample</text:p>
      <text:p text:style-name="P2"><text:s text:c="2"/>9.times do</text:p>
      <text:p text:style-name="P2"><text:s text:c="4"/>searchTerm += " OR " + commonWords.sample</text:p>
      <text:p text:style-name="P2"><text:s text:c="2"/>end</text:p>
      <text:p text:style-name="P2"><text:s text:c="2"/>puts searchTerm</text:p>
      <text:p text:style-name="P2"><text:s text:c="2"/>begin</text:p>
      <text:p text:style-name="P2"><text:s text:c="4"/>searchResult = client.search(searchTerm,</text:p>
      <text:p text:style-name="P2"><text:s text:c="33"/>{:lang <text:s/>=&gt; <text:s/>'en'})</text:p>
      <text:p text:style-name="P2"><text:s text:c="4"/>searchResult.each do |tweet|</text:p>
      <text:p text:style-name="P2"><text:s text:c="6"/>if tweet.hashtags?</text:p>
      <text:p text:style-name="P2"><text:s text:c="8"/>hashtags = []</text:p>
      <text:p text:style-name="P2"><text:s text:c="8"/>tweet.hashtags.each do |hashtag|</text:p>
      <text:p text:style-name="P2"><text:s text:c="10"/>hashtags &lt;&lt; hashtag.text</text:p>
      <text:p text:style-name="P2"><text:s text:c="8"/>end</text:p>
      <text:p text:style-name="P2"><text:s text:c="8"/>cleanedUpTweet = {</text:p>
      <text:p text:style-name="P2"><text:s text:c="10"/>:id <text:s text:c="6"/>=&gt; <text:s/>tweet.id,</text:p>
      <text:p text:style-name="P2"><text:s text:c="10"/>:text <text:s text:c="4"/>=&gt; <text:s/>tweet.text,</text:p>
      <text:p text:style-name="P2"><text:s text:c="10"/>:hashtags =&gt; <text:s/>hashtags,</text:p>
      <text:p text:style-name="P2"><text:s text:c="10"/>:user_id <text:s/>=&gt; <text:s/>tweet.user.id,</text:p>
      <text:p text:style-name="P2"><text:s text:c="10"/>:source <text:s text:c="2"/>=&gt; <text:s/>tweet.source</text:p>
      <text:p text:style-name="P2"><text:s text:c="8"/>}</text:p>
      <text:p text:style-name="P2"><text:s text:c="8"/>testArray &lt;&lt; cleanedUpTweet</text:p>
      <text:p text:style-name="P2"><text:s text:c="6"/>end</text:p>
      <text:p text:style-name="P2"><text:s text:c="4"/>end</text:p>
      <text:p text:style-name="P2"><text:s text:c="2"/>rescue</text:p>
      <text:p text:style-name="P2"><text:s text:c="4"/>if testArray.count &gt; 0</text:p>
      <text:p text:style-name="P2"><text:s text:c="6"/># might not be the best way to load JSON from file and add new results to exisiting results</text:p>
      <text:p text:style-name="P2"><text:s text:c="6"/>previousArray = []</text:p>
      <text:p text:style-name="P2"><text:s text:c="6"/>previousArray = JSON.parse(File.read("../data/test.json")) if File.exists?("../data/test.json")</text:p>
      <text:p text:style-name="P2"/>
      <text:p text:style-name="P2"><text:s text:c="6"/>finalArray = testArray + previousArray</text:p>
      <text:p text:style-name="P2"/>
      <text:p text:style-name="P2"><text:s text:c="6"/>puts testArray.count</text:p>
      <text:p text:style-name="P2"><text:s text:c="6"/>puts previousArray.count</text:p>
      <text:p text:style-name="P2"><text:s text:c="6"/>puts finalArray.count</text:p>
      <text:p text:style-name="P2"/>
      <text:p text:style-name="P2"><text:s text:c="6"/># overwrites last file</text:p>
      <text:p text:style-name="P2"><text:s text:c="6"/>File.open("../data/test.json", "w").write(JSON.pretty_generate(finalArray))</text:p>
      <text:p text:style-name="P2"><text:s text:c="4"/>end</text:p>
      <text:p text:style-name="P2"><text:s text:c="4"/>testArray = []</text:p>
      <text:p text:style-name="P2"><text:s text:c="4"/>puts "sleeping"</text:p>
      <text:p text:style-name="P2"><text:s text:c="4"/>#sleep for 1 minute.</text:p>
      <text:p text:style-name="P2"><text:s text:c="4"/>sleep(60)</text:p>
      <text:p text:style-name="P2"><text:s text:c="2"/>end</text:p>
      <text:p text:style-name="P2">end</text:p>
      <text:p text:style-name="P2"/>
      <text:p text:style-name="P6">Appendix <text:span text:style-name="T1">2: remove_common_words.m function</text:span></text:p>
      <text:p text:style-name="P3">function [ output_string ] = remove_common_words( string )</text:p>
      <text:p text:style-name="P3">%UNTITLED Summary of this function goes here</text:p>
      <text:p text:style-name="P3">% <text:s text:c="2"/>Detailed explanation goes here</text:p>
      <text:p text:style-name="P3">output_string = {''};</text:p>
      <text:p text:style-name="P3">split_string = strsplit(lower(char(string)));</text:p>
      <text:p text:style-name="P3">for word_cell = split_string</text:p>
      <text:p text:style-name="P3"><text:s text:c="4"/>word = char(word_cell);</text:p>
      <text:p text:style-name="P3"><text:s text:c="4"/>if ~isempty(word) &amp;&amp; isempty(regexp(word, '[#@]')) &amp;&amp; isempty(regexp(word, '://'))</text:p>
      <text:p text:style-name="P3"><text:s text:c="8"/>word = regexprep(word, '[^a-z]', '');</text:p>
      <text:p text:style-name="P3"><text:s text:c="8"/>if ~isempty(regexp(word, '^[^#@].*[a-z]', 'once')) &amp;&amp; ...</text:p>
      <text:p text:style-name="P3"><text:s text:c="16"/>~strcmp(word, 'the') &amp;&amp; ...</text:p>
      <text:p text:style-name="P3"><text:s text:c="16"/>~strcmp(word, 'be') &amp;&amp; ~strcmp(word, 'to') &amp;&amp; ...</text:p>
      <text:p text:style-name="P3"><text:s text:c="16"/>~strcmp(word, 'of') &amp;&amp; ~strcmp(word, 'and') &amp;&amp; ...</text:p>
      <text:p text:style-name="P3"><text:s text:c="16"/>~strcmp(word, 'a') &amp;&amp; ~strcmp(word, 'in') &amp;&amp; ...</text:p>
      <text:p text:style-name="P3"><text:s text:c="16"/>~strcmp(word, 'that') &amp;&amp; ~strcmp(word, 'have') &amp;&amp; ...</text:p>
      <text:p text:style-name="P3"><text:s text:c="16"/>~strcmp(word, 'I') &amp;&amp; ~strcmp(word, 'it') &amp;&amp; ...</text:p>
      <text:p text:style-name="P3"><text:s text:c="16"/>~strcmp(word, 'for') &amp;&amp; ~strcmp(word, 'not') &amp;&amp; ...</text:p>
      <text:p text:style-name="P3"><text:s text:c="16"/>~strcmp(word, 'on') &amp;&amp; ~strcmp(word, 'with') &amp;&amp; ...</text:p>
      <text:p text:style-name="P3"><text:s text:c="16"/>~strcmp(word, 'he') &amp;&amp; ~strcmp(word, 'as') &amp;&amp; ...</text:p>
      <text:p text:style-name="P3"><text:s text:c="16"/>~strcmp(word, 'you') &amp;&amp; ~strcmp(word, 'do') &amp;&amp; ...</text:p>
      <text:p text:style-name="P3"><text:s text:c="16"/>~strcmp(word, 'at') &amp;&amp; ~strcmp(word, 'this') &amp;&amp; ...</text:p>
      <text:p text:style-name="P3"><text:s text:c="16"/>~strcmp(word, 'but') &amp;&amp; ~strcmp(word, 'his') &amp;&amp; ...</text:p>
      <text:p text:style-name="P3"><text:s text:c="16"/>~strcmp(word, 'by') &amp;&amp; ~strcmp(word, 'from') &amp;&amp; ...</text:p>
      <text:p text:style-name="P3"><text:s text:c="16"/>~strcmp(word, 'they') &amp;&amp; ~strcmp(word, 'we') &amp;&amp; ...</text:p>
      <text:p text:style-name="P3"><text:s text:c="16"/>~strcmp(word, 'say') &amp;&amp; ~strcmp(word, 'her') &amp;&amp; ...</text:p>
      <text:p text:style-name="P3"><text:s text:c="16"/>~strcmp(word, 'she') &amp;&amp; ~strcmp(word, 'or') &amp;&amp; ...</text:p>
      <text:p text:style-name="P3"><text:s text:c="16"/>~strcmp(word, 'an') &amp;&amp; ~strcmp(word, 'will') &amp;&amp; ...</text:p>
      <text:p text:style-name="P3"><text:s text:c="16"/>~strcmp(word, 'my') &amp;&amp; ~strcmp(word, 'one') &amp;&amp; ...</text:p>
      <text:p text:style-name="P3"><text:s text:c="16"/>~strcmp(word, 'all') &amp;&amp; ~strcmp(word, 'would') &amp;&amp; ...</text:p>
      <text:p text:style-name="P3"><text:s text:c="16"/>~strcmp(word, 'there') &amp;&amp; ~strcmp(word, 'their') &amp;&amp; ...</text:p>
      <text:p text:style-name="P3"><text:s text:c="16"/>~strcmp(word, 'what') &amp;&amp; ~strcmp(word, 'so') &amp;&amp; ...</text:p>
      <text:p text:style-name="P3"><text:s text:c="16"/>~strcmp(word, 'up') &amp;&amp; ~strcmp(word, 'out') &amp;&amp; ...</text:p>
      <text:p text:style-name="P3"><text:s text:c="16"/>~strcmp(word, 'if') &amp;&amp; ~strcmp(word, 'about') &amp;&amp; ...</text:p>
      <text:p text:style-name="P3"><text:s text:c="16"/>~strcmp(word, 'who') &amp;&amp; ~strcmp(word, 'get') &amp;&amp; ...</text:p>
      <text:p text:style-name="P3"><text:s text:c="16"/>~strcmp(word, 'which') &amp;&amp; ~strcmp(word, 'go') &amp;&amp; ...</text:p>
      <text:p text:style-name="P3"><text:s text:c="16"/>~strcmp(word, 'me') &amp;&amp; ~strcmp(word, 'when') &amp;&amp; ...</text:p>
      <text:p text:style-name="P3"><text:s text:c="16"/>~strcmp(word, 'make') &amp;&amp; ~strcmp(word, 'can') &amp;&amp; ...</text:p>
      <text:p text:style-name="P3"><text:s text:c="16"/>~strcmp(word, 'like') &amp;&amp; ~strcmp(word, 'time') &amp;&amp; ...</text:p>
      <text:p text:style-name="P3"><text:s text:c="16"/>~strcmp(word, 'no') &amp;&amp; ~strcmp(word, 'just') &amp;&amp; ...</text:p>
      <text:p text:style-name="P3"><text:s text:c="16"/>~strcmp(word, 'him') &amp;&amp; ~strcmp(word, 'know') &amp;&amp; ...</text:p>
      <text:p text:style-name="P3"><text:s text:c="16"/>~strcmp(word, 'take') &amp;&amp; ~strcmp(word, 'people') &amp;&amp; ...</text:p>
      <text:p text:style-name="P3"><text:s text:c="16"/>~strcmp(word, 'into') &amp;&amp; ~strcmp(word, 'year') &amp;&amp; ...</text:p>
      <text:p text:style-name="P3"><text:s text:c="16"/>~strcmp(word, 'your') &amp;&amp; ~strcmp(word, 'good') &amp;&amp; ...</text:p>
      <text:p text:style-name="P3"><text:s text:c="16"/>~strcmp(word, 'some') &amp;&amp; ~strcmp(word, 'could') &amp;&amp; ...</text:p>
      <text:p text:style-name="P3"><text:s text:c="16"/>~strcmp(word, 'them') &amp;&amp; ~strcmp(word, 'see') &amp;&amp; ...</text:p>
      <text:p text:style-name="P3"><text:s text:c="16"/>~strcmp(word, 'other') &amp;&amp; ~strcmp(word, 'than') &amp;&amp; ...</text:p>
      <text:p text:style-name="P3"><text:s text:c="16"/>~strcmp(word, 'then') &amp;&amp; ~strcmp(word, 'now') &amp;&amp; ...</text:p>
      <text:p text:style-name="P3"><text:s text:c="16"/>~strcmp(word, 'look') &amp;&amp; ~strcmp(word, 'only') &amp;&amp; ...</text:p>
      <text:p text:style-name="P3"><text:s text:c="16"/>~strcmp(word, 'come') &amp;&amp; ~strcmp(word, 'its') &amp;&amp; ...</text:p>
      <text:p text:style-name="P3"><text:s text:c="16"/>~strcmp(word, 'over') &amp;&amp; ~strcmp(word, 'think') &amp;&amp; ...</text:p>
      <text:p text:style-name="P3"><text:s text:c="16"/>~strcmp(word, 'also') &amp;&amp; ~strcmp(word, 'back') &amp;&amp; ...</text:p>
      <text:p text:style-name="P3"><text:s text:c="16"/>~strcmp(word, 'after') &amp;&amp; ~strcmp(word, 'use') &amp;&amp; ...</text:p>
      <text:p text:style-name="P3"><text:s text:c="16"/>~strcmp(word, 'two') &amp;&amp; ~strcmp(word, 'how') &amp;&amp; ...</text:p>
      <text:p text:style-name="P3"><text:s text:c="16"/>~strcmp(word, 'our') &amp;&amp; ~strcmp(word, 'work') &amp;&amp; ...</text:p>
      <text:p text:style-name="P3"><text:s text:c="16"/>~strcmp(word, 'first') &amp;&amp; ~strcmp(word, 'well') &amp;&amp; ...</text:p>
      <text:p text:style-name="P3"><text:s text:c="16"/>~strcmp(word, 'way') &amp;&amp; ~strcmp(word, 'even') &amp;&amp; ...</text:p>
      <text:p text:style-name="P3"><text:s text:c="16"/>~strcmp(word, 'new') &amp;&amp; ~strcmp(word, 'want') &amp;&amp; ...</text:p>
      <text:p text:style-name="P3"><text:s text:c="16"/>~strcmp(word, 'because') &amp;&amp; ~strcmp(word, 'any') &amp;&amp; ...</text:p>
      <text:p text:style-name="P3"><text:s text:c="16"/>~strcmp(word, 'these') &amp;&amp; ~strcmp(word, 'give') &amp;&amp; ...</text:p>
      <text:p text:style-name="P3"><text:s text:c="16"/>~strcmp(word, 'day') &amp;&amp; ~strcmp(word, 'most') &amp;&amp; ...</text:p>
      <text:p text:style-name="P3"><text:s text:c="16"/>~strcmp(word, 'us')</text:p>
      <text:p text:style-name="P3"/>
      <text:p text:style-name="P3"><text:s text:c="12"/>if isempty(output_string)</text:p>
      <text:p text:style-name="P3"><text:s text:c="16"/>output_string = word;</text:p>
      <text:p text:style-name="P3"><text:s text:c="12"/>else</text:p>
      <text:p text:style-name="P3"><text:s text:c="16"/>output_string = strcat(output_string, {' '}, word);</text:p>
      <text:p text:style-name="P3"><text:s text:c="12"/>end</text:p>
      <text:p text:style-name="P3"><text:s text:c="8"/>end</text:p>
      <text:p text:style-name="P3"><text:s text:c="4"/>end</text:p>
      <text:p text:style-name="P3">end</text:p>
      <text:p text:style-name="P3"/>
      <text:p text:style-name="P3"/>
      <text:p text:style-name="P3">end</text:p>
      <text:p text:style-name="P3"/>
      <text:p text:style-name="P7">Appendix 3: get_features.m function</text:p>
      <text:p text:style-name="P4">function [ features ] = get_features( tweet, keys, dict )</text:p>
      <text:p text:style-name="P4">%UNTITLED Summary of this function goes here</text:p>
      <text:p text:style-name="P4">% <text:s text:c="2"/>Detailed explanation goes here</text:p>
      <text:p text:style-name="P4"/>
      <text:p text:style-name="P4">currentString = tweet{1};</text:p>
      <text:p text:style-name="P4">splitupString = strread(currentString, '%s');</text:p>
      <text:p text:style-name="P4">features = zeros(1, length(keys));</text:p>
      <text:p text:style-name="P4">for word = splitupString'</text:p>
      <text:p text:style-name="P4"><text:s text:c="4"/>if isKey(dict, word)</text:p>
      <text:p text:style-name="P4"><text:s text:c="8"/>index = find(strcmp(keys, word));</text:p>
      <text:p text:style-name="P4"><text:s text:c="8"/>features(index) = features(index) + 1;</text:p>
      <text:p text:style-name="P4"><text:s text:c="4"/>end</text:p>
      <text:p text:style-name="P4">end</text:p>
      <text:p text:style-name="P4">end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CA" style:letter-kerning="true" style:font-name-asian="Nimbus Sans L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letter-kerning="true" style:font-name-asian="Nimbus Sans L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2:34:07.777945350</meta:creation-date>
    <meta:generator>LibreOffice/4.2.3.3$Linux_X86_64 LibreOffice_project/420m0$Build-3</meta:generator>
    <dc:date>2014-04-24T22:42:28.220852823</dc:date>
    <meta:editing-duration>PT7M36S</meta:editing-duration>
    <meta:editing-cycles>4</meta:editing-cycles>
    <meta:document-statistic meta:table-count="0" meta:image-count="0" meta:object-count="0" meta:page-count="3" meta:paragraph-count="149" meta:word-count="722" meta:character-count="6850" meta:non-whitespace-character-count="4826"/>
  </office:meta>
</office:document-meta>
</file>